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tiliser une fusée pour se déplacer sur terre ?</text:p>
      <text:p text:style-name="Standard"/>
      <text:p text:style-name="Standard">Vous commencez à nous connaître, sur ce site on aime parler d'Elon Musk, en bien ou en mal mais ce qui est sûr c'est qu'on aime en parler !</text:p>
      <text:p text:style-name="Standard"/>
      <text:p text:style-name="Standard">Et aujourd'hui on s'attaque à un de ses projets qui semble les plus fous (et oui même en comparaison de ses autres projets). L'ambition de vouloir transporter des passagers à travers le globe grâce à sa fusée BFR.</text:p>
      <text:p text:style-name="Standard"/>
      <text:p text:style-name="Standard">Ce système de transportation pourrait donc rendre obsolètes les avions long-courriers ayant facilement des trajets d'une durée supérieure à 12h, Ici en se déplacant de capitale en capitale de manière suborbitale, cela ne prendrait que 30 minutes voire 1 heure maximum, et cela partout sur la surface de notre bonne vieille terre !</text:p>
      <text:p text:style-name="Standard"/>
      <text:p text:style-name="Standard">Cette ambition est rendu théoriquement économiquement viable grâce à la récupération du premier étage de la fusée, en effet celui-ci permet de propulser l'habitacle jusqu'à l'espace et peut, en plus par la suite atterrir sur des pieds grâce à ses réacteurs. On peut ensuite lui donner un coup de rafraîchissement et l'utiliser une nouvelle fois. Grâce à la récupération des réacteurs on peut alors économiser des millions de dollars à chaque lancement.</text:p>
      <text:p text:style-name="Standard"/>
      <text:p text:style-name="Standard">En plus de cela le « Spaceship », le vaisseau qui transportera les passagers peut atterrir aussi par lui-même et également être réutiliser. Il y a encore 5 ans récupérer des étages de fusée et les réutiliser était considéré comme iréalisable mais Space X a su relevé le défi.</text:p>
      <text:p text:style-name="Standard"/>
      <text:p text:style-name="Standard">Il est tentant d'être emballé par ce projet car Il engage un avenir technologique radieux pour l'humanité. Même ici à la rédaction nous avons du mal à contenir nos ardeurs tellement la possibilité de se déplacer en fusée est alléchante. Cela dit il y a quand même quelques ombres au tableau et il nous semble important de vous en parler.</text:p>
      <text:p text:style-name="Standard"/>
      <text:p text:style-name="Standard"/>
      <text:p text:style-name="Standard">Tout d'abord nous nous inquiétons du prix du projet en général, pas forcément du coût des fusées en elles mêmes mais le coût de construction des sites de lancement et des infrastructures de lancement, car pour que le moyen de transport soit rentable il faut qu'il y ait un large choix de destinations, ce qui va donc multiplier le chiffre sur la facture.</text:p>
      <text:p text:style-name="Standard"/>
      <text:p text:style-name="Standard">A propos des destinations il est important aussi de considérer les problématiques de survol du territoire. Déjà les fusées « traditionnelles » décollent généralement le long des côtes pour éviter que des populations se trouvent sur la trajectoire du lanceur au cas où celui-ci se crasherait. Comment faire alors pour joindre des villes en plein milieu des terres comme par exemple Zurich ? Cela semble en effet compliqué.</text:p>
      <text:p text:style-name="Standard">A l'époque du Concorde beaucoup de pays avaient refusés le survol de leur territoire par un véhicule supersonique ce qui l'as obligé à ne faire que des survols transatlantiques, que faire alors avec des fusées qui vont facilement 10 fois plus vite ?</text:p>
      <text:p text:style-name="Standard"/>
      <text:p text:style-name="Standard">De plus les décollages de fusées sont toujours accompagnés d'une zone d'exclusion aérienne par sécurité, ce dispositif à l'échelle mondiale serait sûrement très perturbateur pour le traffic aérien.</text:p>
      <text:p text:style-name="Standard"/>
      <text:p text:style-name="Standard">Finalement on peut aussi se poser la question du prix du billet pour avoir la chance de faire un voyage en fusée. À l'heure actuelle le prix d'un vol touristique suborbital est estimé à 200 000 dollars, ce qui en fait donc un hobby que seuls les riches peuvent se permettre. On peut imaginer qu'avec une utilisation massive de fusées le prix finira par baisser mais il risque malheureusement de ne rester accessible qu'aux plus fortu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30T17:18:26.87</meta:creation-date>
    <meta:document-statistic meta:table-count="0" meta:image-count="0" meta:object-count="0" meta:page-count="1" meta:paragraph-count="12" meta:word-count="588" meta:character-count="3451"/>
    <dc:date>2018-12-30T18:25:46.83</dc:date>
    <dc:creator>Josias Van Droogenbroeck</dc:creator>
    <meta:editing-duration>PT1M48S</meta:editing-duration>
    <meta:editing-cycles>1</meta:editing-cycles>
    <meta:generator>OpenOffice/4.1.3$Win32 OpenOffice.org_project/413m1$Build-9783</meta:generator>
  </office:meta>
</office:document-meta>
</file>